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7CC000000ECE8DA000A14BD591D.png" manifest:media-type="image/png"/>
  <manifest:file-entry manifest:full-path="Pictures/1000000100000C4F000001386A7CED9E61E11B3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800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text-align="justify" style:justify-single-word="false" style:text-autospace="none">
        <style:tab-stops>
          <style:tab-stop style:position="0.388cm"/>
          <style:tab-stop style:position="1.27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008000" loext:opacity="100%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8000" loext:opacity="100%" fo:font-size="14pt" fo:font-weight="bold" officeooo:rsid="000c23a8" style:font-size-asian="14pt" style:font-weight-asian="bold" style:font-size-complex="14pt" style:font-weight-complex="bold"/>
    </style:style>
    <style:style style:name="T3" style:family="text">
      <style:text-properties fo:font-weight="normal" style:letter-kerning="true" style:font-weight-asian="normal" style:font-name-complex="Times New Roman" style:font-weight-complex="normal"/>
    </style:style>
    <style:style style:name="T4" style:family="text">
      <style:text-properties fo:font-weight="normal" style:letter-kerning="true" fo:background-color="#ffff00" loext:char-shading-value="0" style:font-weight-asian="normal" style:font-name-complex="Times New Roman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2.028cm" svg:y="0.427cm" svg:width="16.9cm" style:rel-width="scale" svg:height="1.998cm" style:rel-height="scale" draw:z-index="1"><draw:image xlink:href="Pictures/10000001000007CC000000ECE8DA000A14BD591D.png" xlink:type="simple" xlink:show="embed" xlink:actuate="onLoad" draw:mime-type="image/png"/></draw:frame></text:p>
      <text:p text:style-name="P1"/>
      <text:p text:style-name="P3"><text:span text:style-name="Fonte_20_parág._20_padrão"><text:span text:style-name="T1">1ª Semana – QUESTIONÁRIO 01 – PRE - AULA 0</text:span></text:span><text:span text:style-name="Fonte_20_parág._20_padrão"><text:span text:style-name="T2">2</text:span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>1. O1. O que é RFID?</text:span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4">(a) Uma tecnologia de comunicação sem fio que utiliza ondas de rádio para identificar objetos.</text:span></text:span></text:p>
      <text:p text:style-name="P2"><text:span text:style-name="Fonte_20_parág._20_padrão"><text:span text:style-name="T3">(b) Uma tecnologia de comunicação com fio que utiliza cabos para identificar objetos.</text:span></text:span></text:p>
      <text:p text:style-name="P2"><text:span text:style-name="Fonte_20_parág._20_padrão"><text:span text:style-name="T3">(c) Uma tecnologia de identificação visual que utiliza câmeras para identificar objetos.</text:span></text:span></text:p>
      <text:p text:style-name="P2"><text:span text:style-name="Fonte_20_parág._20_padrão"><text:span text:style-name="T3">(d) Uma tecnologia de identificação por voz que utiliza microfones para identificar objetos.</text:span></text:span></text:p>
      <text:p text:style-name="P2"><text:span text:style-name="Fonte_20_parág._20_padrão"><text:span text:style-name="T3">(e) Uma tecnologia de identificação por toque que utiliza sensores para identificar objetos.</text:span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>2. Quais são os principais componentes de um sistema RFID?</text:span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4">(a) Leitor RFID, antena RFID e tag RFID.</text:span></text:span></text:p>
      <text:p text:style-name="P2"><text:span text:style-name="Fonte_20_parág._20_padrão"><text:span text:style-name="T3">(b) Leitor RFID, cabo USB e tag RFID.</text:span></text:span></text:p>
      <text:p text:style-name="P2"><text:span text:style-name="Fonte_20_parág._20_padrão"><text:span text:style-name="T3">(c) Antena RFID, cabo USB e tag RFID.</text:span></text:span></text:p>
      <text:p text:style-name="P2"><text:span text:style-name="Fonte_20_parág._20_padrão"><text:span text:style-name="T3">(d) Leitor RFID, antena RFID e software de leitura.</text:span></text:span></text:p>
      <text:p text:style-name="P2"><text:span text:style-name="Fonte_20_parág._20_padrão"><text:span text:style-name="T3">(e) Antena RFID, cabo USB e software de leitura.</text:span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>3. Como funciona a tecnologia RFID?</text:span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4">(a) O leitor RFID envia um sinal de rádio para a antena, que energiza a tag RFID. A tag RFID então envia de volta um sinal de rádio para o leitor RFID, que contém informações sobre o objeto.</text:span></text:span></text:p>
      <text:p text:style-name="P2"><text:span text:style-name="Fonte_20_parág._20_padrão"><text:span text:style-name="T3">(b) O leitor RFID envia um sinal de rádio para a antena, que energiza a tag RFID. A tag RFID então envia de volta um sinal de luz para o leitor RFID, que contém informações sobre o objeto.</text:span></text:span></text:p>
      <text:p text:style-name="P2"><text:span text:style-name="Fonte_20_parág._20_padrão"><text:span text:style-name="T3">(c) A antena RFID envia um sinal de rádio para o leitor RFID, que energiza a tag RFID. A tag RFID então envia de volta um sinal de rádio para a antena RFID, que contém informações sobre o objeto.</text:span></text:span></text:p>
      <text:p text:style-name="P2"><text:span text:style-name="Fonte_20_parág._20_padrão"><text:span text:style-name="T3">(d) A antena RFID envia um sinal de luz para o leitor RFID, que energiza a tag RFID. A tag RFID então envia de volta um sinal de luz para o leitor RFID, que contém informações sobre o objeto.</text:span></text:span></text:p>
      <text:p text:style-name="P2"><text:span text:style-name="Fonte_20_parág._20_padrão"><text:span text:style-name="T3">(e) O leitor RFID envia um sinal de rádio para a tag RFID, que energiza a tag RFID. A tag RFID então envia de volta um sinal de rádio para o leitor RFID, que contém informações sobre o objeto.</text:span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>4. Quais são as vantagens de usar RFID com Raspberry Pi?</text:span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4">(a) Baixo custo, fácil de usar e versátil.</text:span></text:span></text:p>
      <text:p text:style-name="P2"><text:span text:style-name="Fonte_20_parág._20_padrão"><text:span text:style-name="T3">(b) Alto custo, difícil de usar e pouco versátil.</text:span></text:span></text:p>
      <text:p text:style-name="P2"><text:span text:style-name="Fonte_20_parág._20_padrão"><text:span text:style-name="T3">(c) Baixo custo, difícil de usar e versátil.</text:span></text:span></text:p>
      <text:p text:style-name="P2"><text:span text:style-name="Fonte_20_parág._20_padrão"><text:span text:style-name="T3">(d) Alto custo, fácil de usar e pouco versátil.</text:span></text:span></text:p>
      <text:p text:style-name="P2"><text:span text:style-name="Fonte_20_parág._20_padrão"><text:span text:style-name="T3">(e) Baixo custo, fácil de usar e pouco versátil.</text:span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>5. Quais são algumas aplicações de RFID com Raspberry Pi?</text:span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4">(a) Controle de acesso, rastreamento de ativos, automação residencial e pagamento sem contato.</text:span></text:span></text:p>
      <text:p text:style-name="P2"><text:span text:style-name="Fonte_20_parág._20_padrão"><text:span text:style-name="T3">(b) Controle de acesso, rastreamento de ativos, automação residencial e pagamento com contato.</text:span></text:span></text:p>
      <text:p text:style-name="P2"><text:span text:style-name="Fonte_20_parág._20_padrão"><text:span text:style-name="T3">(c) Controle de acesso, rastreamento de ativos, automação comercial e pagamento sem contato.</text:span></text:span></text:p>
      <text:p text:style-name="P2"><text:span text:style-name="Fonte_20_parág._20_padrão"><text:span text:style-name="T3">(d) Controle de acesso, rastreamento de ativos, automação comercial e pagamento com contato.</text:span></text:span></text:p>
      <text:p text:style-name="P2"><text:span text:style-name="Fonte_20_parág._20_padrão"><text:span text:style-name="T3">(e) Controle de acesso, rastreamento de ativos, automação residencial e pagamento por aproximação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Footer"><draw:frame draw:style-name="Mfr1" draw:name="figuras1" text:anchor-type="paragraph" svg:x="0cm" svg:y="-0.411cm" svg:width="17cm" style:rel-width="scale" svg:height="1.683cm" style:rel-height="scale" draw:z-index="0"><draw:image xlink:href="Pictures/1000000100000C4F000001386A7CED9E61E11B3E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ânia</meta:initial-creator>
    <meta:creation-date>2014-03-23T22:52:00Z</meta:creation-date>
    <dc:date>2024-09-10T08:25:29.186137824</dc:date>
    <meta:print-date>2016-04-29T20:39:00Z</meta:print-date>
    <meta:editing-cycles>36</meta:editing-cycles>
    <meta:editing-duration>PT1H23M32S</meta:editing-duration>
    <meta:document-statistic meta:table-count="0" meta:image-count="2" meta:object-count="0" meta:page-count="1" meta:paragraph-count="31" meta:word-count="460" meta:character-count="2589" meta:non-whitespace-character-count="2158"/>
    <meta:template xlink:type="simple" xlink:actuate="onRequest" xlink:title="" xlink:href="Normal"/>
  </office:meta>
</office:document-meta>
</file>